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E:</text:p>
          </table:table-cell>
          <table:table-cell table:style-name="ce2" office:value-type="float" office:value="2.71828182845904" calcext:value-type="float">
            <text:p>2,71828182845904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(3*[.C6]*[.C6])-[.F$3]^[.C6]" office:value-type="float" office:value="6.91446307681234" calcext:value-type="float">
            <text:p>6,91446307681234</text:p>
          </table:table-cell>
          <table:table-cell table:formula="of:=6*[.C6]-[.F$3]^[.C6]" office:value-type="float" office:value="-2.08553692318766" calcext:value-type="float">
            <text:p>-2,085536923187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.315" calcext:value-type="float">
            <text:p>6,315</text:p>
          </table:table-cell>
          <table:table-cell table:formula="of:=(3*[.C7]*[.C7])-[.F$3]^[.C7]" office:value-type="float" office:value="-433.164385591568" calcext:value-type="float">
            <text:p>-433,164385591568</text:p>
          </table:table-cell>
          <table:table-cell table:formula="of:=6*[.C7]-[.F$3]^[.C7]" office:value-type="float" office:value="-514.912060591568" calcext:value-type="float">
            <text:p>-514,912060591568</text:p>
          </table:table-cell>
          <table:table-cell table:number-columns-repeated="2"/>
          <table:table-cell table:style-name="ce1" table:formula="of:=[.C6]-([.D6]/[.E6])" office:value-type="float" office:value="6.31543546409327" calcext:value-type="float">
            <text:p>6,31543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474" calcext:value-type="float">
            <text:p>5,474</text:p>
          </table:table-cell>
          <table:table-cell table:formula="of:=(3*[.C8]*[.C8])-[.F$3]^[.C8]" office:value-type="float" office:value="-148.517907749197" calcext:value-type="float">
            <text:p>-148,517907749197</text:p>
          </table:table-cell>
          <table:table-cell table:formula="of:=6*[.C8]-[.F$3]^[.C8]" office:value-type="float" office:value="-205.567935749197" calcext:value-type="float">
            <text:p>-205,567935749197</text:p>
          </table:table-cell>
          <table:table-cell table:number-columns-repeated="2"/>
          <table:table-cell table:style-name="ce1" table:formula="of:=[.H7]-([.D7]/[.E7])" office:value-type="float" office:value="5.47419592292983" calcext:value-type="float">
            <text:p>5,474195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4.752" calcext:value-type="float">
            <text:p>4,7520000</text:p>
          </table:table-cell>
          <table:table-cell table:formula="of:=(3*[.C9]*[.C9])-[.F$3]^[.C9]" office:value-type="float" office:value="-48.0711724190005" calcext:value-type="float">
            <text:p>-48,0711724190005</text:p>
          </table:table-cell>
          <table:table-cell table:formula="of:=6*[.C9]-[.F$3]^[.C9]" office:value-type="float" office:value="-87.3036844190005" calcext:value-type="float">
            <text:p>-87,3036844190005</text:p>
          </table:table-cell>
          <table:table-cell table:number-columns-repeated="2"/>
          <table:table-cell table:style-name="ce1" table:formula="of:=[.H8]-([.D8]/[.E8])" office:value-type="float" office:value="4.75171988498199" calcext:value-type="float">
            <text:p>4,751719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4.202" calcext:value-type="float">
            <text:p>4,2020000</text:p>
          </table:table-cell>
          <table:table-cell table:formula="of:=(3*[.C10]*[.C10])-[.F$3]^[.C10]" office:value-type="float" office:value="-13.8494251646286" calcext:value-type="float">
            <text:p>-13,8494251646286</text:p>
          </table:table-cell>
          <table:table-cell table:formula="of:=6*[.C10]-[.F$3]^[.C10]" office:value-type="float" office:value="-41.6078371646286" calcext:value-type="float">
            <text:p>-41,6078371646286</text:p>
          </table:table-cell>
          <table:table-cell table:number-columns-repeated="2"/>
          <table:table-cell table:style-name="ce1" table:formula="of:=[.H9]-([.D9]/[.E9])" office:value-type="float" office:value="4.20109968219318" calcext:value-type="float">
            <text:p>4,201099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3.868" office:value-type="float" office:value="3.868" calcext:value-type="float">
            <text:p>3,8680000</text:p>
          </table:table-cell>
          <table:table-cell table:formula="of:=(3*[.C11]*[.C11])-[.F$3]^[.C11]" office:value-type="float" office:value="-2.96232512953853" calcext:value-type="float">
            <text:p>-2,96232512953853</text:p>
          </table:table-cell>
          <table:table-cell table:formula="of:=6*[.C11]-[.F$3]^[.C11]" office:value-type="float" office:value="-24.6385971295385" calcext:value-type="float">
            <text:p>-24,6385971295385</text:p>
          </table:table-cell>
          <table:table-cell table:number-columns-repeated="2"/>
          <table:table-cell table:style-name="ce1" table:formula="of:=[.H10]-([.D10]/[.E10])" office:value-type="float" office:value="3.86824351594183" calcext:value-type="float">
            <text:p>3,868243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.748" calcext:value-type="float">
            <text:p>3,7480000</text:p>
          </table:table-cell>
          <table:table-cell table:formula="of:=(3*[.C12]*[.C12])-[.F$3]^[.C12]" office:value-type="float" office:value="-0.293612821560217" calcext:value-type="float">
            <text:p>-0,293612821560217</text:p>
          </table:table-cell>
          <table:table-cell table:formula="of:=6*[.C12]-[.F$3]^[.C12]" office:value-type="float" office:value="-19.9481248215602" calcext:value-type="float">
            <text:p>-19,9481248215602</text:p>
          </table:table-cell>
          <table:table-cell table:number-columns-repeated="2"/>
          <table:table-cell table:style-name="ce1" table:formula="of:=[.H11]-([.D11]/[.E11])" office:value-type="float" office:value="3.74801243647071" calcext:value-type="float">
            <text:p>3,74801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3.733" calcext:value-type="float">
            <text:p>3,7330000</text:p>
          </table:table-cell>
          <table:table-cell table:formula="of:=(3*[.C13]*[.C13])-[.F$3]^[.C13]" office:value-type="float" office:value="0.00153376779514502" calcext:value-type="float">
            <text:p>0,001533767795145</text:p>
          </table:table-cell>
          <table:table-cell table:formula="of:=6*[.C13]-[.F$3]^[.C13]" office:value-type="float" office:value="-19.4063332322049" calcext:value-type="float">
            <text:p>-19,4063332322049</text:p>
          </table:table-cell>
          <table:table-cell table:number-columns-repeated="2"/>
          <table:table-cell table:style-name="ce1" table:formula="of:=[.H12]-([.D12]/[.E12])" office:value-type="float" office:value="3.73329361832681" calcext:value-type="float">
            <text:p>3,73329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[.H14]" office:value-type="float" office:value="3.73337265272124" calcext:value-type="float">
            <text:p>3,7333727</text:p>
          </table:table-cell>
          <table:table-cell table:formula="of:=(3*[.C14]*[.C14])-[.F$3]^[.C14]" office:value-type="float" office:value="-0.00570054152859711" calcext:value-type="float">
            <text:p>-0,005700541528597</text:p>
          </table:table-cell>
          <table:table-cell table:formula="of:=6*[.C14]-[.F$3]^[.C14]" office:value-type="float" office:value="-19.4196787174617" calcext:value-type="float">
            <text:p>-19,4196787174617</text:p>
          </table:table-cell>
          <table:table-cell table:number-columns-repeated="2"/>
          <table:table-cell table:style-name="ce1" table:formula="of:=[.H13]-([.D13]/[.E13])" office:value-type="float" office:value="3.73337265272124" calcext:value-type="float">
            <text:p>3,733372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[.H15]" office:value-type="float" office:value="3.73307910813631" calcext:value-type="float">
            <text:p>3,7330791</text:p>
          </table:table-cell>
          <table:table-cell table:formula="of:=(3*[.C15]*[.C15])-[.F$3]^[.C15]" office:value-type="float" office:value="-0.00000154309649502693" calcext:value-type="float">
            <text:p>-1,54309649502693E-06</text:p>
          </table:table-cell>
          <table:table-cell table:formula="of:=6*[.C15]-[.F$3]^[.C15]" office:value-type="float" office:value="-19.4091657770901" calcext:value-type="float">
            <text:p>-19,4091657770901</text:p>
          </table:table-cell>
          <table:table-cell table:number-columns-repeated="2"/>
          <table:table-cell table:style-name="ce1" table:formula="of:=[.H14]-([.D14]/[.E14])" office:value-type="float" office:value="3.73307910813631" calcext:value-type="float">
            <text:p>3,733079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[.H16]" office:value-type="float" office:value="3.73307902863282" calcext:value-type="float">
            <text:p>3,7330790</text:p>
          </table:table-cell>
          <table:table-cell table:formula="of:=(3*[.C16]*[.C16])-[.F$3]^[.C16]" office:value-type="float" office:value="0" calcext:value-type="float">
            <text:p>0</text:p>
          </table:table-cell>
          <table:table-cell table:formula="of:=6*[.C16]-[.F$3]^[.C16]" office:value-type="float" office:value="-19.4091629302577" calcext:value-type="float">
            <text:p>-19,4091629302577</text:p>
          </table:table-cell>
          <table:table-cell table:number-columns-repeated="2"/>
          <table:table-cell table:style-name="ce1" table:formula="of:=[.H15]-([.D15]/[.E15])" office:value-type="float" office:value="3.73307902863282" calcext:value-type="float">
            <text:p>3,733079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[.H17]" office:value-type="float" office:value="3.73307902863282" calcext:value-type="float">
            <text:p>3,7330790</text:p>
          </table:table-cell>
          <table:table-cell table:formula="of:=(3*[.C17]*[.C17])-[.F$3]^[.C17]" office:value-type="float" office:value="0" calcext:value-type="float">
            <text:p>0</text:p>
          </table:table-cell>
          <table:table-cell table:formula="of:=6*[.C17]-[.F$3]^[.C17]" office:value-type="float" office:value="-19.4091629302577" calcext:value-type="float">
            <text:p>-19,4091629302577</text:p>
          </table:table-cell>
          <table:table-cell table:number-columns-repeated="2"/>
          <table:table-cell table:style-name="ce1" table:formula="of:=[.H16]-([.D16]/[.E16])" office:value-type="float" office:value="3.73307902863282" calcext:value-type="float">
            <text:p>3,7330790</text:p>
          </table:table-cell>
          <table:table-cell table:number-columns-repeated="5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-0.247" calcext:value-type="float">
            <text:p>-0,247</text:p>
          </table:table-cell>
          <table:table-cell office:value-type="float" office:value="0.429" calcext:value-type="float">
            <text:p>0,4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([.H22]*[.M22])-([.J22]*[.K22]))/([.M22]-[.K22])" office:value-type="float" office:value="1.79012465825581" calcext:value-type="float">
            <text:p>1,79012465825581</text:p>
          </table:table-cell>
          <table:table-cell office:value-type="float" office:value="2" calcext:value-type="float">
            <text:p>2</text:p>
          </table:table-cell>
          <table:table-cell table:formula="of:=0.5*[.H22]-SIN([.H22])" office:value-type="float" office:value="-0.341470984807896" calcext:value-type="float">
            <text:p>-0,341470984807896</text:p>
          </table:table-cell>
          <table:table-cell table:formula="of:=0.5*[.I22]-SIN([.I22])" office:value-type="float" office:value="-0.0809814780312878" calcext:value-type="float">
            <text:p>-0,080981478031288</text:p>
          </table:table-cell>
          <table:table-cell table:formula="of:=0.5*[.J22]-SIN([.J22])" office:value-type="float" office:value="0.0907025731743183" calcext:value-type="float">
            <text:p>0,090702573174318</text:p>
          </table:table-cell>
        </table:table-row>
        <table:table-row table:style-name="ro1">
          <table:table-cell table:number-columns-repeated="2"/>
          <table:table-cell office:value-type="float" office:value="2.076" calcext:value-type="float">
            <text:p>2,076</text:p>
          </table:table-cell>
          <table:table-cell office:value-type="float" office:value="0.162" calcext:value-type="float">
            <text:p>0,162</text:p>
          </table:table-cell>
          <table:table-cell office:value-type="float" office:value="0.984" calcext:value-type="float">
            <text:p>0,984</text:p>
          </table:table-cell>
          <table:table-cell table:number-columns-repeated="2"/>
          <table:table-cell office:value-type="float" office:value="1.79" calcext:value-type="float">
            <text:p>1,79</text:p>
          </table:table-cell>
          <table:table-cell table:formula="of:=(([.H23]*[.M23])-([.J23]*[.K23]))/([.M23]-[.K23])" office:value-type="float" office:value="1.8891124597004" calcext:value-type="float">
            <text:p>1,8891124597004</text:p>
          </table:table-cell>
          <table:table-cell office:value-type="float" office:value="2" calcext:value-type="float">
            <text:p>2</text:p>
          </table:table-cell>
          <table:table-cell table:formula="of:=0.5*[.H23]-SIN([.H23])" office:value-type="float" office:value="-0.0810709219825242" calcext:value-type="float">
            <text:p>-0,081070921982524</text:p>
          </table:table-cell>
          <table:table-cell table:formula="of:=0.5*[.I23]-SIN([.I23])" office:value-type="float" office:value="-0.0052075305276571" calcext:value-type="float">
            <text:p>-0,005207530527657</text:p>
          </table:table-cell>
          <table:table-cell table:formula="of:=0.5*[.J23]-SIN([.J23])" office:value-type="float" office:value="0.0907025731743183" calcext:value-type="float">
            <text:p>0,090702573174318</text:p>
          </table:table-cell>
        </table:table-row>
        <table:table-row table:style-name="ro1">
          <table:table-cell table:number-columns-repeated="2"/>
          <table:table-cell office:value-type="float" office:value="1.911" calcext:value-type="float">
            <text:p>1,911</text:p>
          </table:table-cell>
          <table:table-cell table:formula="of:=0.5*[.C24]-SIN([.C24])" office:value-type="float" office:value="0.0128132764101406" calcext:value-type="float">
            <text:p>0,012813276410141</text:p>
          </table:table-cell>
          <table:table-cell table:formula="of:=0.5-COS([.C24])" office:value-type="float" office:value="0.833679099086856" calcext:value-type="float">
            <text:p>0,833679099086856</text:p>
          </table:table-cell>
          <table:table-cell table:number-columns-repeated="2"/>
          <table:table-cell office:value-type="float" office:value="1.889" calcext:value-type="float">
            <text:p>1,889</text:p>
          </table:table-cell>
          <table:table-cell table:formula="of:=(([.H24]*[.M24])-([.J24]*[.K24]))/([.M24]-[.K24])" office:value-type="float" office:value="1.89512681441407" calcext:value-type="float">
            <text:p>1,89512681441407</text:p>
          </table:table-cell>
          <table:table-cell office:value-type="float" office:value="2" calcext:value-type="float">
            <text:p>2</text:p>
          </table:table-cell>
          <table:table-cell table:formula="of:=0.5*[.H24]-SIN([.H24])" office:value-type="float" office:value="-0.00529895062891972" calcext:value-type="float">
            <text:p>-0,00529895062892</text:p>
          </table:table-cell>
          <table:table-cell table:formula="of:=0.5*[.I24]-SIN([.I24])" office:value-type="float" office:value="-0.000300887986541931" calcext:value-type="float">
            <text:p>-0,000300887986542</text:p>
          </table:table-cell>
          <table:table-cell table:formula="of:=0.5*[.J24]-SIN([.J24])" office:value-type="float" office:value="0.0907025731743183" calcext:value-type="float">
            <text:p>0,090702573174318</text:p>
          </table:table-cell>
        </table:table-row>
        <table:table-row table:style-name="ro1">
          <table:table-cell table:number-columns-repeated="2"/>
          <table:table-cell table:formula="of:=[.C24]-([.D24]/[.E24])" office:value-type="float" office:value="1.89563044542657" calcext:value-type="float">
            <text:p>1,89563044542657</text:p>
          </table:table-cell>
          <table:table-cell table:formula="of:=0.5*[.C25]-SIN([.C25])" office:value-type="float" office:value="0.000111541958474626" calcext:value-type="float">
            <text:p>0,000111541958475</text:p>
          </table:table-cell>
          <table:table-cell table:formula="of:=0.5-COS([.C25])" office:value-type="float" office:value="0.819151583865381" calcext:value-type="float">
            <text:p>0,819151583865381</text:p>
          </table:table-cell>
          <table:table-cell table:number-columns-repeated="3"/>
          <table:table-cell table:formula="of:=(([.H25]*[.M25])-([.J25]*[.K25]))/([.M25]-[.K25])" office:value-type="string" office:string-value="" calcext:value-type="error">
            <text:p>#DIV/0!</text:p>
          </table:table-cell>
          <table:table-cell/>
          <table:table-cell table:formula="of:=0.5*[.H25]-SIN([.H25])" office:value-type="float" office:value="0" calcext:value-type="float">
            <text:p>0</text:p>
          </table:table-cell>
          <table:table-cell table:formula="of:=0.5*[.I25]-SIN([.I25])" office:value-type="string" office:string-value="" calcext:value-type="error">
            <text:p>#DIV/0!</text:p>
          </table:table-cell>
          <table:table-cell table:formula="of:=0.5*[.J25]-SIN([.J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([.H26]*[.M26])-([.J26]*[.K26]))/([.M26]-[.K26])" office:value-type="string" office:string-value="" calcext:value-type="error">
            <text:p>#DIV/0!</text:p>
          </table:table-cell>
          <table:table-cell/>
          <table:table-cell table:formula="of:=0.5*[.H26]-SIN([.H26])" office:value-type="float" office:value="0" calcext:value-type="float">
            <text:p>0</text:p>
          </table:table-cell>
          <table:table-cell table:formula="of:=0.5*[.I26]-SIN([.I26])" office:value-type="string" office:string-value="" calcext:value-type="error">
            <text:p>#DIV/0!</text:p>
          </table:table-cell>
          <table:table-cell table:formula="of:=0.5*[.J26]-SIN([.J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([.H27]*[.M27])-([.J27]*[.K27]))/([.M27]-[.K27])" office:value-type="string" office:string-value="" calcext:value-type="error">
            <text:p>#DIV/0!</text:p>
          </table:table-cell>
          <table:table-cell/>
          <table:table-cell table:formula="of:=0.5*[.H27]-SIN([.H27])" office:value-type="float" office:value="0" calcext:value-type="float">
            <text:p>0</text:p>
          </table:table-cell>
          <table:table-cell table:formula="of:=0.5*[.I27]-SIN([.I27])" office:value-type="string" office:string-value="" calcext:value-type="error">
            <text:p>#DIV/0!</text:p>
          </table:table-cell>
          <table:table-cell table:formula="of:=0.5*[.J27]-SIN([.J27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([.H28]*[.M28])-([.J28]*[.K28]))/([.M28]-[.K2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(([.H29]*[.M29])-([.J29]*[.K29]))/([.M29]-[.K29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458" calcext:value-type="float">
            <text:p>0,458</text:p>
          </table:table-cell>
          <table:table-cell office:value-type="float" office:value="0.534" calcext:value-type="float">
            <text:p>0,534</text:p>
          </table:table-cell>
          <table:table-cell office:value-type="float" office:value="0.329" calcext:value-type="float">
            <text:p>0,329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formula="of:=0.1*(2+4*[.B31]+4*[.C31])" office:value-type="float" office:value="0.5452" calcext:value-type="float">
            <text:p>0,545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0.1*(3+4*[.A31]+4*[.C31])" office:value-type="float" office:value="0.6148" calcext:value-type="float">
            <text:p>0,614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(1/12)*(1+6*[.A31]+2*[.B31])" office:value-type="float" office:value="0.401333333333333" calcext:value-type="float">
            <text:p>0,40133333333333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 number:title="Benutzerdefiniert">
      <number:number number:decimal-places="3" loext:min-decimal-places="3" number:min-integer-digits="1"/>
    </number:number-style>
    <number:number-style style:name="N108" number:title="Benutzerdefiniert">
      <number:number number:decimal-places="10" loext:min-decimal-places="10" number:min-integer-digits="1"/>
    </number:number-style>
    <number:number-style style:name="N109">
      <number:number number:decimal-places="7" loext:min-decimal-places="7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3T19:04:25.887000000</meta:creation-date>
    <dc:date>2021-01-03T23:11:15.863000000</dc:date>
    <meta:editing-duration>PT24M50S</meta:editing-duration>
    <meta:editing-cycles>1</meta:editing-cycles>
    <meta:document-statistic meta:table-count="1" meta:cell-count="99" meta:object-count="0"/>
    <meta:generator>Neat_Office/6.2.8.2$Windows_x86 LibreOffice_project/</meta:generator>
  </office:meta>
</office:document-meta>
</file>